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Person.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.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.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Person.ConstructorPerson( String name , long age , Date birth_date ,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Person.birth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